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solid" draw:fill-color="#0000cc" draw:textarea-horizontal-align="justify" draw:textarea-vertical-align="middle" draw:auto-grow-height="false" fo:min-height="1.539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39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bitmap" draw:fill-color="#ffffff" draw:fill-image-name="_35__20_Percent" draw:opacity="20%" style:repeat="repeat" draw:auto-grow-height="false" draw:auto-grow-width="false" draw:fit-to-size="false" style:shrink-to-fit="false" fo:min-height="0.436cm" draw:shadow-opacity="20%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538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541cm" fo:min-width="12.605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ff8d00" draw:textarea-horizontal-align="justify" draw:textarea-vertical-align="middle" draw:auto-grow-height="false" fo:min-height="1.539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Ultrafine_20_Dotted_20__28_var_29_" svg:stroke-width="0.05cm" svg:stroke-color="#999999" draw:marker-start-width="0.38cm" draw:marker-end-width="0.38cm" draw:fill="none" draw:textarea-vertical-align="middle" draw:auto-grow-height="false" fo:min-height="9.378cm" fo:min-width="0.058cm" fo:padding-top="0.15cm" fo:padding-bottom="0.15cm" fo:padding-left="0.275cm" fo:padding-right="0.275cm" fo:wrap-option="wrap" loext:decorative="false"/>
    </style:style>
    <style:style style:name="gr8" style:family="graphic" style:parent-style-name="standard">
      <style:graphic-properties draw:stroke="none" svg:stroke-color="#000000" draw:fill="bitmap" draw:fill-color="#ffffff" draw:fill-image-name="_35__20_Percent" style:repeat="repeat" draw:auto-grow-height="true" draw:auto-grow-width="false" fo:min-height="1.826cm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38cm" draw:marker-end-width="0.38cm" draw:fill="none" draw:textarea-vertical-align="middle" draw:auto-grow-height="false" fo:min-height="11.425cm" fo:min-width="0.058cm" fo:padding-top="0.15cm" fo:padding-bottom="0.15cm" fo:padding-left="0.275cm" fo:padding-right="0.275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loext:fill-use-slide-background="false" style:repeat="repeat" draw:auto-grow-height="true" draw:auto-grow-width="false" fo:min-height="1.384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32pt" fo:font-weight="normal" style:font-size-asian="31.8999996185303pt" style:font-weight-asian="normal" style:font-size-complex="32pt" style:font-weight-complex="normal"/>
    </style:style>
    <style:style style:name="P2" style:family="paragraph">
      <loext:graphic-properties draw:fill="solid" draw:fill-color="#0000cc"/>
      <style:paragraph-properties fo:text-align="center" style:writing-mode="lr-tb"/>
      <style:text-properties fo:color="#ffffff" loext:opacity="100%" fo:font-size="32pt" fo:font-weight="normal" style:font-size-asian="31.8999996185303pt" style:font-weight-asian="normal" style:font-size-complex="32pt" style:font-weight-complex="normal"/>
    </style:style>
    <style:style style:name="P3" style:family="paragraph">
      <style:paragraph-properties fo:text-align="center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4" style:family="paragraph">
      <style:paragraph-properties fo:text-align="center" style:writing-mode="lr-tb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5" style:family="paragraph">
      <loext:graphic-properties draw:fill="bitmap" draw:fill-color="#ffffff" draw:fill-image-name="_35__20_Percent" draw:opacity="20%" style:repeat="repeat"/>
    </style:style>
    <style:style style:name="P6" style:family="paragraph">
      <loext:graphic-properties draw:fill="solid" draw:fill-color="#ff8d00"/>
      <style:paragraph-properties fo:text-align="center" style:writing-mode="lr-tb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bitmap" draw:fill-color="#ffffff" draw:fill-image-name="_35__20_Percent" style:repeat="repeat"/>
      <style:text-properties fo:font-size="36pt" style:font-size-asian="35.9000015258789pt" style:font-size-complex="36pt"/>
    </style:style>
    <style:style style:name="P9" style:family="paragraph">
      <loext:graphic-properties draw:fill="none" draw:fill-color="#ffffff" style:repeat="repeat"/>
      <style:text-properties fo:font-size="36pt" style:font-size-asian="35.9000015258789pt" style:font-size-complex="36pt"/>
    </style:style>
    <style:style style:name="P10" style:family="paragraph">
      <loext:graphic-properties draw:fill-color="#ffffff"/>
    </style:style>
    <style:style style:name="T1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2.802cm" svg:height="1.739cm" svg:x="7.719cm" svg:y="12.689cm">
          <text:p text:style-name="P1"><text:span text:style-name="T1">系統韌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02cm" svg:height="1.739cm" svg:x="7.719cm" svg:y="10.618cm">
          <text:p text:style-name="P3"><text:span text:style-name="T2">內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2.125cm" svg:height="1.726cm" svg:x="7.756cm" svg:y="10.626cm">
          <draw:text-box>
            <text:p/>
          </draw:text-box>
        </draw:frame>
        <draw:custom-shape draw:style-name="gr4" draw:text-style-name="P4" draw:layer="layout" svg:width="12.802cm" svg:height="1.738cm" svg:x="7.719cm" svg:y="8.546cm">
          <text:p text:style-name="P3"><text:span text:style-name="T2">系統函式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805cm" svg:height="1.741cm" svg:x="7.719cm" svg:y="4.353cm">
          <text:p text:style-name="P3"><text:span text:style-name="T2">命令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2.802cm" svg:height="1.739cm" svg:x="7.719cm" svg:y="0.102cm">
          <text:p text:style-name="P3"><text:span text:style-name="T2">使用者資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685cm" svg:height="10.21cm" svg:x="5.676cm" svg:y="2.238cm">
          <text:p/>
          <draw:enhanced-geometry svg:viewBox="0 0 21600 21600" draw:mirror-horizontal="true" draw:mirror-vertical="fals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8" draw:layer="layout" svg:width="5.576cm" svg:height="2.026cm" svg:x="0.1cm" svg:y="6.209cm">
          <draw:text-box>
            <text:p><text:span text:style-name="T3">作業系統</text:span></text:p>
          </draw:text-box>
        </draw:frame>
        <draw:custom-shape draw:style-name="gr1" draw:text-style-name="P2" draw:layer="layout" svg:width="12.802cm" svg:height="1.739cm" svg:x="7.719cm" svg:y="14.761cm">
          <text:p text:style-name="P1"><text:span text:style-name="T1">硬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02cm" svg:height="1.739cm" svg:x="7.661cm" svg:y="6.452cm">
          <text:p text:style-name="P3"><text:span text:style-name="T2">應用函式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282cm" svg:height="1.688cm" svg:x="7.749cm" svg:y="4.382cm">
          <draw:text-box>
            <text:p/>
          </draw:text-box>
        </draw:frame>
        <draw:frame draw:style-name="gr3" draw:text-style-name="P5" draw:layer="layout" svg:width="5.89cm" svg:height="1.712cm" svg:x="7.696cm" svg:y="6.467cm">
          <draw:text-box>
            <text:p/>
          </draw:text-box>
        </draw:frame>
        <draw:frame draw:style-name="gr3" draw:text-style-name="P5" draw:layer="layout" svg:width="9.752cm" svg:height="1.678cm" svg:x="7.748cm" svg:y="8.58cm">
          <draw:text-box>
            <text:p/>
          </draw:text-box>
        </draw:frame>
        <draw:custom-shape draw:style-name="gr9" draw:text-style-name="P7" draw:layer="layout" svg:width="1.685cm" svg:height="12.369cm" svg:x="20.828cm" svg:y="0.13cm">
          <text:p/>
          <draw:enhanced-geometry svg:viewBox="0 0 21600 21600" draw:mirror-horizontal="false" draw:mirror-vertical="true" draw:glue-points="0 0 0 21600 21600 10800" draw:text-areas="0 ?f9 7800 ?f10" draw:type="right-brace" draw:modifiers="1800 10805.14204094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9" draw:layer="layout" svg:width="2.852cm" svg:height="2.026cm" svg:x="22.548cm" svg:y="5.195cm">
          <draw:text-box>
            <text:p><text:span text:style-name="T3">軟體</text:span></text:p>
          </draw:text-box>
        </draw:frame>
        <draw:custom-shape draw:style-name="gr5" draw:text-style-name="P4" draw:layer="layout" svg:width="12.805cm" svg:height="1.741cm" svg:x="7.684cm" svg:y="2.244cm">
          <text:p text:style-name="P3"><text:span text:style-name="T2">應用程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786cm" svg:height="1.688cm" svg:x="7.714cm" svg:y="2.273cm">
          <draw:text-box>
            <text:p/>
          </draw:text-box>
        </draw:frame>
        <presentation:notes draw:style-name="dp2" presentation:use-date-time-name="dtd1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9000015258789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17cm" fo:margin-bottom="0cm" fo:text-indent="0cm"/>
      <style:text-properties fo:font-size="29.700000762939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12cm" fo:margin-bottom="0cm" fo:text-indent="0cm"/>
      <style:text-properties fo:font-size="25.3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06cm" fo:margin-bottom="0cm" fo:text-indent="0cm"/>
      <style:text-properties fo:font-size="21.1000003814697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6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128cm" svg:x="1cm" svg:y="2.856cm"/>
      <draw:page-thumbnail draw:layer="backgroundobjects" svg:width="9.294cm" svg:height="6.128cm" svg:x="1cm" svg:y="10.904cm"/>
      <draw:page-thumbnail draw:layer="backgroundobjects" svg:width="9.294cm" svg:height="6.128cm" svg:x="1cm" svg:y="18.952cm"/>
    </style:handout-master>
    <style:master-page style:name="預設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2.796cm" svg:x="1.27cm" svg:y="0.663cm" presentation:class="title" presentation:placeholder="true">
        <draw:text-box/>
      </draw:frame>
      <draw:frame draw:style-name="Mgr3" draw:text-style-name="MP5" draw:layer="backgroundobjects" svg:width="22.859cm" svg:height="9.714cm" svg:x="1.27cm" svg:y="3.913cm">
        <draw:text-box>
          <text:p/>
        </draw:text-box>
      </draw:frame>
      <draw:frame presentation:style-name="預設-outline1" draw:layer="backgroundobjects" svg:width="22.859cm" svg:height="9.714cm" svg:x="1.27cm" svg:y="3.913cm" presentation:class="outline" presentation:placeholder="true">
        <draw:text-box/>
      </draw:frame>
      <presentation:notes style:page-layout-name="PM2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2H18M9S</meta:editing-duration>
    <meta:editing-cycles>26</meta:editing-cycles>
    <meta:generator>LibreOffice/7.6.7.2$Linux_X86_64 LibreOffice_project/60$Build-2</meta:generator>
    <dc:title>Vivid</dc:title>
    <dc:date>2026-03-20T10:51:54.937005114</dc:date>
    <meta:document-statistic meta:object-count="35"/>
  </office:meta>
</office:document-meta>
</file>